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dfa82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/>
    <style:style style:name="T1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33358940496" text:id="ct14033335894049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33359077680" text:id="ct1403333590776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33359139808" text:id="ct14033335913980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33358958752" text:id="ct1403333589587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33358974608" text:id="ct1403333589746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33358965488" text:id="ct14033335896548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33358940496"/><text:change-start text:change-id="ct140333359077680"/>Adopt<text:change-end text:change-id="ct140333359077680"/>ed<text:change-start text:change-id="ct140333359139808"/> as a <text:change-end text:change-id="ct140333359139808"/>NMRA <text:change-start text:change-id="ct140333358958752"/>Standard<text:change-end text:change-id="ct140333358958752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333358974608"/><text:change-start text:change-id="ct140333358965488"/>Version History<text:change-end text:change-id="ct14033335896548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3.091in" style:rel-column-width="30438*"/>
    </style:style>
    <style:style style:name="Table1.B" style:family="table-column">
      <style:table-column-properties style:column-width="0.0451in" style:rel-column-width="444*"/>
    </style:style>
    <style:style style:name="Table1.C" style:family="table-column">
      <style:table-column-properties style:column-width="2.1167in" style:rel-column-width="208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dfa82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35:37.061988771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40333381468944" text:id="ct140333381468944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140333381475936" text:id="ct140333381475936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140333381474016" text:id="ct140333381474016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20" text:date-value="2016-02-08T16:35:37.063180049">2/8/2016</text:date></text:span></text:p>
            </text:deletion>
          </text:changed-region>
          <text:changed-region xml:id="ct140333381473408" text:id="ct140333381473408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140333381474592" text:id="ct140333381474592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140333381477968" text:id="ct140333381477968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140333381468944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140333381475936"/><text:change text:change-id="ct140333381474016"/><text:span text:style-name="Page_20_Number"><text:span text:style-name="MT10">Feb 17, 2015</text:span></text:span></text:p>
            </table:table-cell>
            <table:table-cell table:style-name="Table1.C1" office:value-type="string">
              <text:p text:style-name="MP14"><text:change text:change-id="ct140333381473408"/><text:span text:style-name="MT11">S-</text:span><text:span text:style-name="MT12">9.</text:span><text:change text:change-id="ct140333381474592"/><text:change-start text:change-id="ct140333381477968"/><text:span text:style-name="MT12">7</text:span><text:change-end text:change-id="ct140333381477968"/><text:span text:style-name="MT12">.1.1</text:span><text:span text:style-name="MT13"> 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T19H34M16S</meta:editing-duration>
    <meta:generator>LibreOffice/4.4.0.3$MacOSX_X86_64 LibreOffice_project/de093506bcdc5fafd9023ee680b8c60e3e0645d7</meta:generator>
    <dc:date>2016-02-08T16:35:36.908519000</dc:date>
    <meta:printed-by>Bob Jacobsen</meta:printed-by>
    <meta:print-date>2010-09-15T08:46:04</meta:print-date>
    <meta:document-statistic meta:table-count="2" meta:image-count="1" meta:object-count="0" meta:page-count="1" meta:paragraph-count="20" meta:word-count="127" meta:character-count="771" meta:non-whitespace-character-count="656"/>
  </office:meta>
</office:document-meta>
</file>